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1.024cm" fo:min-width="0.77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.333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466cm" fo:min-width="6.116cm"/>
      <style:paragraph-properties style:writing-mode="lr-tb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3.7cm"/>
    </style:style>
    <style:style style:name="gr5" style:family="graphic" style:parent-style-name="objectwithoutfill">
      <style:graphic-properties svg:stroke-color="#000000" draw:marker-start="Small_20_Arrow" draw:fill="solid" draw:textarea-vertical-align="middle"/>
    </style:style>
    <style:style style:name="gr6" style:family="graphic" style:parent-style-name="objectwithoutfill">
      <style:graphic-properties svg:stroke-color="#000000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1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149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024cm" fo:min-width="0.774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74cm" fo:min-width="0.49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.8cm" svg:height="1.8cm" svg:x="3.6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665cm" svg:height="2cm" svg:x="2.8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6.8cm" svg:height="1.9cm" svg:x="1.1cm" svg:y="6.1cm">
          <text:p text:style-name="P3"><text:span text:style-name="T1">Проверить количество </text:span></text:p>
          <text:p text:style-name="P3"><text:span text:style-name="T1">строка в таблице грузов</text:span></text:p>
          <text:p text:style-name="P3"><text:span text:style-name="T1"><text:s/></text:span><text:span text:style-name="T1">на равенство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6.8cm" svg:height="1.9cm" svg:x="7.1cm" svg:y="11cm">
          <text:p text:style-name="P3"><text:span text:style-name="T1">Проверить корректность </text:span></text:p>
          <text:p text:style-name="P3"><text:span text:style-name="T1">заполнения полей </text:span></text:p>
          <text:p text:style-name="P3"><text:span text:style-name="T1">таблицы грузов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665cm" svg:height="2cm" svg:x="8.7cm" svg:y="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6.8cm" svg:height="1.9cm" svg:x="13.1cm" svg:y="16cm">
          <text:p text:style-name="P3"><text:span text:style-name="T1">Выполнить:</text:span></text:p>
          <text:p text:style-name="P3"><text:span text:style-name="T1">Установку приоритетов, грузов, </text:span></text:p>
          <text:p text:style-name="P3"><text:span text:style-name="T1">статуса, блокировку таблицы, </text:span></text:p>
          <text:p text:style-name="P3"><text:span text:style-name="T1">обновление информаци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2cm" svg:height="0.2cm" svg:x="9cm" svg:y="2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8cm" svg:height="1.9cm" svg:x="13.1cm" svg:y="20cm">
          <text:p text:style-name="P3"><text:span text:style-name="T1">уведомляет всех своих </text:span></text:p>
          <text:p text:style-name="P3"><text:span text:style-name="T1">наблюдателей,</text:span></text:p>
          <text:p text:style-name="P3"><text:span text:style-name="T1">что объект <text:s/>изменилс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6.8cm" svg:height="1.9cm" svg:x="2.5cm" svg:y="20cm">
          <text:p text:style-name="P3"><text:span text:style-name="T1">уведомляет всех своих </text:span></text:p>
          <text:p text:style-name="P3"><text:span text:style-name="T1">наблюдателей,</text:span></text:p>
          <text:p text:style-name="P3"><text:span text:style-name="T1">что объект не изменилс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4.5cm" svg:y1="6.1cm" svg:x2="4.5cm" svg:y2="4.7cm">
          <text:p/>
        </draw:line>
        <draw:line draw:style-name="gr5" draw:text-style-name="P5" draw:layer="layout" svg:x1="4.6cm" svg:y1="9cm" svg:x2="4.6cm" svg:y2="8cm">
          <text:p/>
        </draw:line>
        <draw:line draw:style-name="gr6" draw:text-style-name="P5" draw:layer="layout" svg:x1="6.4cm" svg:y1="10cm" svg:x2="10.5cm" svg:y2="10cm">
          <text:p/>
        </draw:line>
        <draw:line draw:style-name="gr5" draw:text-style-name="P5" draw:layer="layout" svg:x1="10.5cm" svg:y1="11cm" svg:x2="10.5cm" svg:y2="10cm">
          <text:p/>
        </draw:line>
        <draw:line draw:style-name="gr5" draw:text-style-name="P5" draw:layer="layout" svg:x1="4.6cm" svg:y1="19cm" svg:x2="4.6cm" svg:y2="11cm">
          <text:p/>
        </draw:line>
        <draw:frame draw:style-name="gr7" draw:text-style-name="P7" draw:layer="layout" svg:width="2.6cm" svg:height="0.725cm" svg:x="2.3cm" svg:y="11.775cm">
          <draw:text-box>
            <text:p text:style-name="P6"><text:span text:style-name="T1">num == 0</text:span></text:p>
          </draw:text-box>
        </draw:frame>
        <draw:frame draw:style-name="gr7" draw:text-style-name="P7" draw:layer="layout" svg:width="2.6cm" svg:height="0.725cm" svg:x="2.3cm" svg:y="11.776cm">
          <draw:text-box>
            <text:p text:style-name="P6"><text:span text:style-name="T1">num == 0</text:span></text:p>
          </draw:text-box>
        </draw:frame>
        <draw:frame draw:style-name="gr7" draw:text-style-name="P7" draw:layer="layout" svg:width="2.6cm" svg:height="0.725cm" svg:x="7cm" svg:y="9.075cm">
          <draw:text-box>
            <text:p text:style-name="P6"><text:span text:style-name="T1">num != 0</text:span></text:p>
          </draw:text-box>
        </draw:frame>
        <draw:line draw:style-name="gr5" draw:text-style-name="P5" draw:layer="layout" svg:x1="5.8cm" svg:y1="20cm" svg:x2="5.8cm" svg:y2="19.2cm">
          <text:p/>
        </draw:line>
        <draw:line draw:style-name="gr5" draw:text-style-name="P5" draw:layer="layout" svg:x1="10.5cm" svg:y1="14cm" svg:x2="10.5cm" svg:y2="12.9cm">
          <text:p/>
        </draw:line>
        <draw:line draw:style-name="gr6" draw:text-style-name="P5" draw:layer="layout" svg:x1="12.4cm" svg:y1="15cm" svg:x2="16.5cm" svg:y2="15.025cm">
          <text:p/>
        </draw:line>
        <draw:line draw:style-name="gr5" draw:text-style-name="P5" draw:layer="layout" svg:x1="16.5cm" svg:y1="16.025cm" svg:x2="16.5cm" svg:y2="15.025cm">
          <text:p/>
        </draw:line>
        <draw:frame draw:style-name="gr8" draw:text-style-name="P7" draw:layer="layout" svg:width="4.5cm" svg:height="1.199cm" svg:x="12.4cm" svg:y="13.8cm">
          <draw:text-box>
            <text:p text:style-name="P6"><text:span text:style-name="T1">ItemWeight != 0 &amp;&amp;</text:span></text:p>
            <text:p text:style-name="P6"><text:span text:style-name="T1"><text:s/></text:span><text:span text:style-name="T1">itemType != 0</text:span></text:p>
          </draw:text-box>
        </draw:frame>
        <draw:frame draw:style-name="gr9" draw:text-style-name="P7" draw:layer="layout" svg:width="4.1cm" svg:height="1.399cm" svg:x="6.8cm" svg:y="16.4cm">
          <draw:text-box>
            <text:p text:style-name="P6"><text:span text:style-name="T1">itemWeight == 0 || itemType != 0</text:span></text:p>
          </draw:text-box>
        </draw:frame>
        <draw:custom-shape draw:style-name="gr4" draw:text-style-name="P1" draw:layer="layout" svg:width="4.2cm" svg:height="0.2cm" svg:x="3.8cm" svg:y="19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0.5cm" svg:y1="16cm" svg:x2="10.5cm" svg:y2="17.6cm">
          <text:p/>
        </draw:line>
        <draw:line draw:style-name="gr6" draw:text-style-name="P5" draw:layer="layout" svg:x1="10.5cm" svg:y1="17.6cm" svg:x2="7cm" svg:y2="17.6cm">
          <text:p/>
        </draw:line>
        <draw:line draw:style-name="gr5" draw:text-style-name="P5" draw:layer="layout" svg:x1="7cm" svg:y1="19cm" svg:x2="7cm" svg:y2="17.6cm">
          <text:p/>
        </draw:line>
        <draw:line draw:style-name="gr6" draw:text-style-name="P5" draw:layer="layout" svg:x1="5.8cm" svg:y1="21.9cm" svg:x2="5.8cm" svg:y2="23cm">
          <text:p/>
        </draw:line>
        <draw:line draw:style-name="gr6" draw:text-style-name="P5" draw:layer="layout" svg:x1="5.8cm" svg:y1="23cm" svg:x2="10cm" svg:y2="23cm">
          <text:p/>
        </draw:line>
        <draw:line draw:style-name="gr5" draw:text-style-name="P5" draw:layer="layout" svg:x1="10cm" svg:y1="24.4cm" svg:x2="10cm" svg:y2="23cm">
          <text:p/>
        </draw:line>
        <draw:line draw:style-name="gr5" draw:text-style-name="P5" draw:layer="layout" svg:x1="16.6cm" svg:y1="20cm" svg:x2="16.6cm" svg:y2="17.9cm">
          <text:p/>
        </draw:line>
        <draw:line draw:style-name="gr6" draw:text-style-name="P5" draw:layer="layout" svg:x1="16.7cm" svg:y1="21.9cm" svg:x2="16.7cm" svg:y2="23cm">
          <text:p/>
        </draw:line>
        <draw:line draw:style-name="gr6" draw:text-style-name="P5" draw:layer="layout" svg:x1="12cm" svg:y1="23cm" svg:x2="16.7cm" svg:y2="23cm">
          <text:p/>
        </draw:line>
        <draw:line draw:style-name="gr5" draw:text-style-name="P5" draw:layer="layout" svg:x1="12cm" svg:y1="24.4cm" svg:x2="12cm" svg:y2="23cm">
          <text:p/>
        </draw:line>
        <draw:custom-shape draw:style-name="gr10" draw:text-style-name="P2" draw:layer="layout" svg:width="1.8cm" svg:height="1.8cm" svg:x="10.1cm" svg:y="2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1cm" svg:y1="25.5cm" svg:x2="11cm" svg:y2="24.5cm">
          <text:p/>
        </draw:line>
        <draw:custom-shape draw:style-name="gr11" draw:text-style-name="P1" draw:layer="layout" svg:width="1.4cm" svg:height="1.4cm" svg:x="10.3cm" svg:y="2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mall_20_Arrow" draw:display-name="Small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0T03:07:53.131873551</meta:creation-date>
    <dc:date>2020-10-20T04:13:20.068645044</dc:date>
    <meta:editing-duration>PT3M3S</meta:editing-duration>
    <meta:editing-cycles>1</meta:editing-cycles>
    <meta:document-statistic meta:object-count="37"/>
    <meta:generator>LibreOffice/6.4.5.2$Linux_X86_64 LibreOffice_project/40$Build-2</meta:generator>
  </office:meta>
</office:document-meta>
</file>